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Util.toSAX( Source source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Util.toDOM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urceUtil.toSAX( Source source , ContentHandler handler , Parameters typeParameters , boolean filterDocument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Util.toSAX( Source source , String mimeTypeHint ,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Util.getSitemapServi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